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11c51a" officeooo:paragraph-rsid="0011c51a"/>
    </style:style>
    <style:style style:name="P2" style:family="paragraph" style:parent-style-name="Standard">
      <style:text-properties fo:language="es" fo:country="AR" fo:font-weight="bold" officeooo:rsid="0011c51a" officeooo:paragraph-rsid="0011c51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a fabrica de bicicletas requiere ordenar su linea de producción, durante años ah elaborado distintos tipos de las mismas. En almacenes guardan una copia de cada modelo fabricado, a respondido a pedidos especiales construyendo también mono-ciclos, triciclos y variedades de bicicletas, de las bicicletas tienen modelos Plegables y Rígidos. <text:line-break/>Una preocupación de la empresa ah sido que todos los componentes puedan ser reemplazados por elementos análogos.<text:line-break/>Las bicicletas responden a los estándares de medidas de acuerdo a su rodado. En ocasiones ah agregado luces, espejos, distintos tipos de asientos, y adornos de tipo sonoro así como también generadores eléctricos. Se requiere crear el diagrama correspondiente para luego crear los sistemas necesarios y la base de datos para su registracion.</text:p>
      <text:p text:style-name="P1"/>
      <text:p text:style-name="P2">Nota:</text:p>
      <text:p text:style-name="P1">En el ultimo periodo, la empresa, ah tenido que ayornarse a los cambios tecnológicos debiendo utilizar distintos tipos de materiales, por ejemplo plástico, fibra de carbono, acero inoxidable, grafeno y otros.</text:p>
      <text:p text:style-name="P1">También requirió adaptar los <text:tab/>últimos modelos de bicicletas impulsadas por el hombre a bicicletas, monopatines y otros impulsados por mo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1T09:18:51.710000000</meta:creation-date>
    <dc:date>2024-04-11T09:57:44.400000000</dc:date>
    <meta:editing-duration>PT18M32S</meta:editing-duration>
    <meta:editing-cycles>1</meta:editing-cycles>
    <meta:document-statistic meta:table-count="0" meta:image-count="0" meta:object-count="0" meta:page-count="1" meta:paragraph-count="4" meta:word-count="171" meta:character-count="1148" meta:non-whitespace-character-count="979"/>
    <meta:generator>LibreOffice/7.3.4.2$Windows_X86_64 LibreOffice_project/728fec16bd5f605073805c3c9e7c4212a0120dc5</meta:generator>
  </office:meta>
</office:document-meta>
</file>